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27.01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d0d0d0" fo:border="0.06pt solid #000000"/>
    </style:style>
    <style:style style:name="ce3" style:family="table-cell" style:parent-style-name="Default" style:data-style-name="N84">
      <style:table-cell-properties fo:border="0.06pt solid #000000"/>
    </style:style>
    <style:style style:name="ce19" style:family="table-cell" style:parent-style-name="Default" style:data-style-name="N84">
      <style:table-cell-properties fo:background-color="transparent" fo:border="0.06pt solid #000000"/>
    </style:style>
    <style:style style:name="ce20" style:family="table-cell" style:parent-style-name="Default" style:data-style-name="N4">
      <style:table-cell-properties fo:border="0.06pt solid #000000"/>
    </style:style>
    <style:style style:name="ce22" style:family="table-cell" style:parent-style-name="Default" style:data-style-name="N4">
      <style:table-cell-properties fo:background-color="transparent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fo:background-color="#00b000" fo:border="0.06pt solid #000000"/>
    </style:style>
    <style:style style:name="ce6" style:family="table-cell" style:parent-style-name="Default">
      <style:table-cell-properties fo:background-color="#009c9c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37">
      <style:table-cell-properties fo:background-color="#fe7f00" fo:wrap-option="no-wrap" fo:border="0.06pt solid #000000"/>
    </style:style>
    <style:style style:name="ce28" style:family="table-cell" style:parent-style-name="Default">
      <style:table-cell-properties fo:background-color="#72bf44" fo:border="0.06pt solid #000000"/>
    </style:style>
    <style:style style:name="ce8" style:family="table-cell" style:parent-style-name="Default">
      <style:table-cell-properties fo:background-color="#00b000" fo:wrap-option="no-wrap" fo:border="0.06pt solid #000000"/>
    </style:style>
    <style:style style:name="ce9" style:family="table-cell" style:parent-style-name="Default">
      <style:table-cell-properties fo:background-color="#009c9c" fo:wrap-option="no-wrap" fo:border="0.06pt solid #000000"/>
    </style:style>
    <style:style style:name="ce14" style:family="table-cell" style:parent-style-name="Default">
      <style:table-cell-properties fo:background-color="#fe7f00" fo:wrap-option="no-wrap" fo:border="0.06pt solid #000000"/>
    </style:style>
    <style:style style:name="ce31" style:family="table-cell" style:parent-style-name="Default">
      <style:table-cell-properties fo:background-color="#72bf44" fo:wrap-option="no-wrap" fo:border="0.06pt solid #000000"/>
    </style:style>
    <style:style style:name="ce32" style:family="table-cell" style:parent-style-name="Default">
      <style:table-cell-properties fo:background-color="transparent" fo:wrap-option="no-wrap" fo:border="0.06pt solid #000000"/>
    </style:style>
    <style:style style:name="ce13" style:family="table-cell" style:parent-style-name="Default" style:data-style-name="N37">
      <style:table-cell-properties fo:background-color="#fe7f00" fo:border="0.06pt solid #000000"/>
    </style:style>
    <style:style style:name="ce11" style:family="table-cell" style:parent-style-name="Default">
      <style:table-cell-properties fo:background-color="#ff00ff" fo:border="0.06pt solid #000000"/>
    </style:style>
    <style:style style:name="ce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ffff00" fo:border="0.06pt solid #000000"/>
    </style:style>
    <style:style style:name="ce1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20" table:number-rows-spanned="1">
            <text:p>“Duomenų analizės įvadas” darbo planas</text:p>
          </table:table-cell>
          <table:covered-table-cell table:style-name="ce1"/>
          <table:covered-table-cell table:number-columns-repeated="8" table:style-name="Default"/>
          <table:covered-table-cell table:number-columns-repeated="2"/>
          <table:covered-table-cell table:number-columns-repeated="8" table:style-name="Default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</table:table-row>
        <table:table-row table:style-name="ro2">
          <table:table-cell office:value-type="date" office:date-value="2019-02-01" calcext:value-type="date">
            <text:p>2019-02-01</text:p>
          </table:table-cell>
          <table:table-cell table:formula="of:=TEXT(WEEKDAY([.A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1" calcext:value-type="date">
            <text:p>2019-03-01</text:p>
          </table:table-cell>
          <table:table-cell table:formula="of:=TEXT(WEEKDAY([.E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1" calcext:value-type="date">
            <text:p>2019-04-01</text:p>
          </table:table-cell>
          <table:table-cell table:formula="of:=TEXT(WEEKDAY([.I3];1); &quot;ddd&quot;)" office:value-type="string" office:string-value="Mon" calcext:value-type="string">
            <text:p>Mon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temos pasirinkimas</text:p>
          </table:table-cell>
          <table:table-cell office:value-type="date" office:date-value="2019-05-01" calcext:value-type="date">
            <text:p>2019-05-01</text:p>
          </table:table-cell>
          <table:table-cell table:formula="of:=TEXT(WEEKDAY([.M3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plano plano įkėlimas</text:p>
          </table:table-cell>
          <table:table-cell office:value-type="date" office:date-value="2019-06-01" calcext:value-type="date">
            <text:p>2019-06-01</text:p>
          </table:table-cell>
          <table:table-cell table:formula="of:=TEXT(WEEKDAY([.Q3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2" calcext:value-type="date">
            <text:p>2019-02-02</text:p>
          </table:table-cell>
          <table:table-cell table:formula="of:=TEXT(WEEKDAY([.A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2" calcext:value-type="date">
            <text:p>2019-03-02</text:p>
          </table:table-cell>
          <table:table-cell table:formula="of:=TEXT(WEEKDAY([.E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2" calcext:value-type="date">
            <text:p>2019-04-02</text:p>
          </table:table-cell>
          <table:table-cell table:formula="of:=TEXT(WEEKDAY([.I4];1); &quot;ddd&quot;)" office:value-type="string" office:string-value="Tue" calcext:value-type="string">
            <text:p>Tue</text:p>
          </table:table-cell>
          <table:table-cell table:style-name="ce4" table:number-columns-repeated="2"/>
          <table:table-cell office:value-type="date" office:date-value="2019-05-02" calcext:value-type="date">
            <text:p>2019-05-02</text:p>
          </table:table-cell>
          <table:table-cell table:formula="of:=TEXT(WEEKDAY([.M4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Statistinių duomenų šaltiniai, pagrindiniai ekonominiai rodikliai</text:p>
          </table:table-cell>
          <table:table-cell office:value-type="date" office:date-value="2019-06-02" calcext:value-type="date">
            <text:p>2019-06-02</text:p>
          </table:table-cell>
          <table:table-cell table:formula="of:=TEXT(WEEKDAY([.Q4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03" calcext:value-type="date">
            <text:p>2019-02-03</text:p>
          </table:table-cell>
          <table:table-cell table:formula="of:=TEXT(WEEKDAY([.A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03" calcext:value-type="date">
            <text:p>2019-03-03</text:p>
          </table:table-cell>
          <table:table-cell table:formula="of:=TEXT(WEEKDAY([.E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03" calcext:value-type="date">
            <text:p>2019-04-03</text:p>
          </table:table-cell>
          <table:table-cell table:formula="of:=TEXT(WEEKDAY([.I5];1); &quot;ddd&quot;)" office:value-type="string" office:string-value="Wed" calcext:value-type="string">
            <text:p>Wed</text:p>
          </table:table-cell>
          <table:table-cell table:style-name="ce4" table:number-columns-repeated="2"/>
          <table:table-cell office:value-type="date" office:date-value="2019-05-03" calcext:value-type="date">
            <text:p>2019-05-03</text:p>
          </table:table-cell>
          <table:table-cell table:formula="of:=TEXT(WEEKDAY([.M5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03" calcext:value-type="date">
            <text:p>2019-06-03</text:p>
          </table:table-cell>
          <table:table-cell table:formula="of:=TEXT(WEEKDAY([.Q5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04" calcext:value-type="date">
            <text:p>2019-02-04</text:p>
          </table:table-cell>
          <table:table-cell table:formula="of:=TEXT(WEEKDAY([.A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04" calcext:value-type="date">
            <text:p>2019-03-04</text:p>
          </table:table-cell>
          <table:table-cell table:formula="of:=TEXT(WEEKDAY([.E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04" calcext:value-type="date">
            <text:p>2019-04-04</text:p>
          </table:table-cell>
          <table:table-cell table:formula="of:=TEXT(WEEKDAY([.I6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, class_work1</text:p>
          </table:table-cell>
          <table:table-cell office:value-type="date" office:date-value="2019-05-04" calcext:value-type="date">
            <text:p>2019-05-04</text:p>
          </table:table-cell>
          <table:table-cell table:formula="of:=TEXT(WEEKDAY([.M6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04" calcext:value-type="date">
            <text:p>2019-06-04</text:p>
          </table:table-cell>
          <table:table-cell table:formula="of:=TEXT(WEEKDAY([.Q6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05" calcext:value-type="date">
            <text:p>2019-02-05</text:p>
          </table:table-cell>
          <table:table-cell table:formula="of:=TEXT(WEEKDAY([.A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05" calcext:value-type="date">
            <text:p>2019-03-05</text:p>
          </table:table-cell>
          <table:table-cell table:formula="of:=TEXT(WEEKDAY([.E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05" calcext:value-type="date">
            <text:p>2019-04-05</text:p>
          </table:table-cell>
          <table:table-cell table:formula="of:=TEXT(WEEKDAY([.I7];1); &quot;ddd&quot;)" office:value-type="string" office:string-value="Fri" calcext:value-type="string">
            <text:p>Fri</text:p>
          </table:table-cell>
          <table:table-cell table:style-name="ce4" table:number-columns-repeated="2"/>
          <table:table-cell office:value-type="date" office:date-value="2019-05-05" calcext:value-type="date">
            <text:p>2019-05-05</text:p>
          </table:table-cell>
          <table:table-cell table:formula="of:=TEXT(WEEKDAY([.M7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05" calcext:value-type="date">
            <text:p>2019-06-05</text:p>
          </table:table-cell>
          <table:table-cell table:formula="of:=TEXT(WEEKDAY([.Q7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kėlimas</text:p>
          </table:table-cell>
        </table:table-row>
        <table:table-row table:style-name="ro2">
          <table:table-cell office:value-type="date" office:date-value="2019-02-06" calcext:value-type="date">
            <text:p>2019-02-06</text:p>
          </table:table-cell>
          <table:table-cell table:formula="of:=TEXT(WEEKDAY([.A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06" calcext:value-type="date">
            <text:p>2019-03-06</text:p>
          </table:table-cell>
          <table:table-cell table:formula="of:=TEXT(WEEKDAY([.E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06" calcext:value-type="date">
            <text:p>2019-04-06</text:p>
          </table:table-cell>
          <table:table-cell table:formula="of:=TEXT(WEEKDAY([.I8];1); &quot;ddd&quot;)" office:value-type="string" office:string-value="Sat" calcext:value-type="string">
            <text:p>Sat</text:p>
          </table:table-cell>
          <table:table-cell table:style-name="ce4" table:number-columns-repeated="2"/>
          <table:table-cell office:value-type="date" office:date-value="2019-05-06" calcext:value-type="date">
            <text:p>2019-05-06</text:p>
          </table:table-cell>
          <table:table-cell table:formula="of:=TEXT(WEEKDAY([.M8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06" calcext:value-type="date">
            <text:p>2019-06-06</text:p>
          </table:table-cell>
          <table:table-cell table:formula="of:=TEXT(WEEKDAY([.Q8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07" calcext:value-type="date">
            <text:p>2019-02-07</text:p>
          </table:table-cell>
          <table:table-cell table:formula="of:=TEXT(WEEKDAY([.A9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3-07" calcext:value-type="date">
            <text:p>2019-03-07</text:p>
          </table:table-cell>
          <table:table-cell table:formula="of:=TEXT(WEEKDAY([.E9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, class_work1</text:p>
          </table:table-cell>
          <table:table-cell office:value-type="date" office:date-value="2019-04-07" calcext:value-type="date">
            <text:p>2019-04-07</text:p>
          </table:table-cell>
          <table:table-cell table:formula="of:=TEXT(WEEKDAY([.I9];1); &quot;ddd&quot;)" office:value-type="string" office:string-value="Sun" calcext:value-type="string">
            <text:p>Sun</text:p>
          </table:table-cell>
          <table:table-cell table:style-name="ce4" table:number-columns-repeated="2"/>
          <table:table-cell office:value-type="date" office:date-value="2019-05-07" calcext:value-type="date">
            <text:p>2019-05-07</text:p>
          </table:table-cell>
          <table:table-cell table:formula="of:=TEXT(WEEKDAY([.M9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07" calcext:value-type="date">
            <text:p>2019-06-07</text:p>
          </table:table-cell>
          <table:table-cell table:formula="of:=TEXT(WEEKDAY([.Q9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08" calcext:value-type="date">
            <text:p>2019-02-08</text:p>
          </table:table-cell>
          <table:table-cell table:formula="of:=TEXT(WEEKDAY([.A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8" calcext:value-type="date">
            <text:p>2019-03-08</text:p>
          </table:table-cell>
          <table:table-cell table:formula="of:=TEXT(WEEKDAY([.E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8" calcext:value-type="date">
            <text:p>2019-04-08</text:p>
          </table:table-cell>
          <table:table-cell table:formula="of:=TEXT(WEEKDAY([.I10];1); &quot;ddd&quot;)" office:value-type="string" office:string-value="Mon" calcext:value-type="string">
            <text:p>Mon</text:p>
          </table:table-cell>
          <table:table-cell table:style-name="ce4" table:number-columns-repeated="2"/>
          <table:table-cell office:value-type="date" office:date-value="2019-05-08" calcext:value-type="date">
            <text:p>2019-05-08</text:p>
          </table:table-cell>
          <table:table-cell table:formula="of:=TEXT(WEEKDAY([.M10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08" calcext:value-type="date">
            <text:p>2019-06-08</text:p>
          </table:table-cell>
          <table:table-cell table:formula="of:=TEXT(WEEKDAY([.Q10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9" calcext:value-type="date">
            <text:p>2019-02-09</text:p>
          </table:table-cell>
          <table:table-cell table:formula="of:=TEXT(WEEKDAY([.A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9" calcext:value-type="date">
            <text:p>2019-03-09</text:p>
          </table:table-cell>
          <table:table-cell table:formula="of:=TEXT(WEEKDAY([.E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9" calcext:value-type="date">
            <text:p>2019-04-09</text:p>
          </table:table-cell>
          <table:table-cell table:formula="of:=TEXT(WEEKDAY([.I11];1); &quot;ddd&quot;)" office:value-type="string" office:string-value="Tue" calcext:value-type="string">
            <text:p>Tue</text:p>
          </table:table-cell>
          <table:table-cell table:style-name="ce4" table:number-columns-repeated="2"/>
          <table:table-cell office:value-type="date" office:date-value="2019-05-09" calcext:value-type="date">
            <text:p>2019-05-09</text:p>
          </table:table-cell>
          <table:table-cell table:formula="of:=TEXT(WEEKDAY([.M11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6-09" calcext:value-type="date">
            <text:p>2019-06-09</text:p>
          </table:table-cell>
          <table:table-cell table:formula="of:=TEXT(WEEKDAY([.Q11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0" calcext:value-type="date">
            <text:p>2019-02-10</text:p>
          </table:table-cell>
          <table:table-cell table:formula="of:=TEXT(WEEKDAY([.A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0" calcext:value-type="date">
            <text:p>2019-03-10</text:p>
          </table:table-cell>
          <table:table-cell table:formula="of:=TEXT(WEEKDAY([.E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0" calcext:value-type="date">
            <text:p>2019-04-10</text:p>
          </table:table-cell>
          <table:table-cell table:formula="of:=TEXT(WEEKDAY([.I12];1); &quot;ddd&quot;)" office:value-type="string" office:string-value="Wed" calcext:value-type="string">
            <text:p>Wed</text:p>
          </table:table-cell>
          <table:table-cell table:style-name="ce4" table:number-columns-repeated="2"/>
          <table:table-cell office:value-type="date" office:date-value="2019-05-10" calcext:value-type="date">
            <text:p>2019-05-10</text:p>
          </table:table-cell>
          <table:table-cell table:formula="of:=TEXT(WEEKDAY([.M12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0" calcext:value-type="date">
            <text:p>2019-06-10</text:p>
          </table:table-cell>
          <table:table-cell table:formula="of:=TEXT(WEEKDAY([.Q12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1" calcext:value-type="date">
            <text:p>2019-02-11</text:p>
          </table:table-cell>
          <table:table-cell table:formula="of:=TEXT(WEEKDAY([.A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1" calcext:value-type="date">
            <text:p>2019-03-11</text:p>
          </table:table-cell>
          <table:table-cell table:formula="of:=TEXT(WEEKDAY([.E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1" calcext:value-type="date">
            <text:p>2019-04-11</text:p>
          </table:table-cell>
          <table:table-cell table:formula="of:=TEXT(WEEKDAY([.I13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, class_work1</text:p>
          </table:table-cell>
          <table:table-cell office:value-type="date" office:date-value="2019-05-11" calcext:value-type="date">
            <text:p>2019-05-11</text:p>
          </table:table-cell>
          <table:table-cell table:formula="of:=TEXT(WEEKDAY([.M13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1" calcext:value-type="date">
            <text:p>2019-06-11</text:p>
          </table:table-cell>
          <table:table-cell table:formula="of:=TEXT(WEEKDAY([.Q13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2" calcext:value-type="date">
            <text:p>2019-02-12</text:p>
          </table:table-cell>
          <table:table-cell table:formula="of:=TEXT(WEEKDAY([.A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2" calcext:value-type="date">
            <text:p>2019-03-12</text:p>
          </table:table-cell>
          <table:table-cell table:formula="of:=TEXT(WEEKDAY([.E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2" calcext:value-type="date">
            <text:p>2019-04-12</text:p>
          </table:table-cell>
          <table:table-cell table:formula="of:=TEXT(WEEKDAY([.I14];1); &quot;ddd&quot;)" office:value-type="string" office:string-value="Fri" calcext:value-type="string">
            <text:p>Fri</text:p>
          </table:table-cell>
          <table:table-cell table:style-name="ce4" table:number-columns-repeated="2"/>
          <table:table-cell office:value-type="date" office:date-value="2019-05-12" calcext:value-type="date">
            <text:p>2019-05-12</text:p>
          </table:table-cell>
          <table:table-cell table:formula="of:=TEXT(WEEKDAY([.M14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2" calcext:value-type="date">
            <text:p>2019-06-12</text:p>
          </table:table-cell>
          <table:table-cell table:formula="of:=TEXT(WEEKDAY([.Q14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13" calcext:value-type="date">
            <text:p>2019-02-13</text:p>
          </table:table-cell>
          <table:table-cell table:formula="of:=TEXT(WEEKDAY([.A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13" calcext:value-type="date">
            <text:p>2019-03-13</text:p>
          </table:table-cell>
          <table:table-cell table:formula="of:=TEXT(WEEKDAY([.E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13" calcext:value-type="date">
            <text:p>2019-04-13</text:p>
          </table:table-cell>
          <table:table-cell table:formula="of:=TEXT(WEEKDAY([.I15];1); &quot;ddd&quot;)" office:value-type="string" office:string-value="Sat" calcext:value-type="string">
            <text:p>Sat</text:p>
          </table:table-cell>
          <table:table-cell table:style-name="ce4" table:number-columns-repeated="2"/>
          <table:table-cell office:value-type="date" office:date-value="2019-05-13" calcext:value-type="date">
            <text:p>2019-05-13</text:p>
          </table:table-cell>
          <table:table-cell table:formula="of:=TEXT(WEEKDAY([.M15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13" calcext:value-type="date">
            <text:p>2019-06-13</text:p>
          </table:table-cell>
          <table:table-cell table:formula="of:=TEXT(WEEKDAY([.Q15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14" calcext:value-type="date">
            <text:p>2019-02-14</text:p>
          </table:table-cell>
          <table:table-cell table:formula="of:=TEXT(WEEKDAY([.A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Įvadas</text:p>
          </table:table-cell>
          <table:table-cell office:value-type="date" office:date-value="2019-03-14" calcext:value-type="date">
            <text:p>2019-03-14</text:p>
          </table:table-cell>
          <table:table-cell table:formula="of:=TEXT(WEEKDAY([.E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, class_work1</text:p>
          </table:table-cell>
          <table:table-cell office:value-type="date" office:date-value="2019-04-14" calcext:value-type="date">
            <text:p>2019-04-14</text:p>
          </table:table-cell>
          <table:table-cell table:formula="of:=TEXT(WEEKDAY([.I16];1); &quot;ddd&quot;)" office:value-type="string" office:string-value="Sun" calcext:value-type="string">
            <text:p>Sun</text:p>
          </table:table-cell>
          <table:table-cell table:style-name="ce4" table:number-columns-repeated="2"/>
          <table:table-cell office:value-type="date" office:date-value="2019-05-14" calcext:value-type="date">
            <text:p>2019-05-14</text:p>
          </table:table-cell>
          <table:table-cell table:formula="of:=TEXT(WEEKDAY([.M16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14" calcext:value-type="date">
            <text:p>2019-06-14</text:p>
          </table:table-cell>
          <table:table-cell table:formula="of:=TEXT(WEEKDAY([.Q16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15" calcext:value-type="date">
            <text:p>2019-02-15</text:p>
          </table:table-cell>
          <table:table-cell table:formula="of:=TEXT(WEEKDAY([.A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15" calcext:value-type="date">
            <text:p>2019-03-15</text:p>
          </table:table-cell>
          <table:table-cell table:formula="of:=TEXT(WEEKDAY([.E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15" calcext:value-type="date">
            <text:p>2019-04-15</text:p>
          </table:table-cell>
          <table:table-cell table:formula="of:=TEXT(WEEKDAY([.I17];1); &quot;ddd&quot;)" office:value-type="string" office:string-value="Mon" calcext:value-type="string">
            <text:p>Mon</text:p>
          </table:table-cell>
          <table:table-cell table:style-name="ce39" office:value-type="string" calcext:value-type="string" table:number-columns-spanned="2" table:number-rows-spanned="8">
            <text:p>Velykų stostogos</text:p>
          </table:table-cell>
          <table:covered-table-cell table:style-name="ce40"/>
          <table:table-cell office:value-type="date" office:date-value="2019-05-15" calcext:value-type="date">
            <text:p>2019-05-15</text:p>
          </table:table-cell>
          <table:table-cell table:formula="of:=TEXT(WEEKDAY([.M17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15" calcext:value-type="date">
            <text:p>2019-06-15</text:p>
          </table:table-cell>
          <table:table-cell table:formula="of:=TEXT(WEEKDAY([.Q17];1); &quot;ddd&quot;)" office:value-type="string" office:string-value="Sat" calcext:value-type="string">
            <text:p>Sat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vertinimas</text:p>
          </table:table-cell>
        </table:table-row>
        <table:table-row table:style-name="ro2">
          <table:table-cell office:value-type="date" office:date-value="2019-02-16" calcext:value-type="date">
            <text:p>2019-02-16</text:p>
          </table:table-cell>
          <table:table-cell table:formula="of:=TEXT(WEEKDAY([.A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16" calcext:value-type="date">
            <text:p>2019-03-16</text:p>
          </table:table-cell>
          <table:table-cell table:formula="of:=TEXT(WEEKDAY([.E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16" calcext:value-type="date">
            <text:p>2019-04-16</text:p>
          </table:table-cell>
          <table:table-cell table:formula="of:=TEXT(WEEKDAY([.I18];1); &quot;ddd&quot;)" office:value-type="string" office:string-value="Tue" calcext:value-type="string">
            <text:p>Tue</text:p>
          </table:table-cell>
          <table:covered-table-cell table:number-columns-repeated="2" table:style-name="ce40"/>
          <table:table-cell office:value-type="date" office:date-value="2019-05-16" calcext:value-type="date">
            <text:p>2019-05-16</text:p>
          </table:table-cell>
          <table:table-cell table:formula="of:=TEXT(WEEKDAY([.M18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/II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6-16" calcext:value-type="date">
            <text:p>2019-06-16</text:p>
          </table:table-cell>
          <table:table-cell table:formula="of:=TEXT(WEEKDAY([.Q18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7" calcext:value-type="date">
            <text:p>2019-02-17</text:p>
          </table:table-cell>
          <table:table-cell table:formula="of:=TEXT(WEEKDAY([.A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7" calcext:value-type="date">
            <text:p>2019-03-17</text:p>
          </table:table-cell>
          <table:table-cell table:formula="of:=TEXT(WEEKDAY([.E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7" calcext:value-type="date">
            <text:p>2019-04-17</text:p>
          </table:table-cell>
          <table:table-cell table:formula="of:=TEXT(WEEKDAY([.I19];1); &quot;ddd&quot;)" office:value-type="string" office:string-value="Wed" calcext:value-type="string">
            <text:p>Wed</text:p>
          </table:table-cell>
          <table:covered-table-cell table:number-columns-repeated="2" table:style-name="ce40"/>
          <table:table-cell office:value-type="date" office:date-value="2019-05-17" calcext:value-type="date">
            <text:p>2019-05-17</text:p>
          </table:table-cell>
          <table:table-cell table:formula="of:=TEXT(WEEKDAY([.M19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7" calcext:value-type="date">
            <text:p>2019-06-17</text:p>
          </table:table-cell>
          <table:table-cell table:formula="of:=TEXT(WEEKDAY([.Q19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8" calcext:value-type="date">
            <text:p>2019-02-18</text:p>
          </table:table-cell>
          <table:table-cell table:formula="of:=TEXT(WEEKDAY([.A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8" calcext:value-type="date">
            <text:p>2019-03-18</text:p>
          </table:table-cell>
          <table:table-cell table:formula="of:=TEXT(WEEKDAY([.E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8" calcext:value-type="date">
            <text:p>2019-04-18</text:p>
          </table:table-cell>
          <table:table-cell table:formula="of:=TEXT(WEEKDAY([.I20];1); &quot;ddd&quot;)" office:value-type="string" office:string-value="Thu" calcext:value-type="string">
            <text:p>Thu</text:p>
          </table:table-cell>
          <table:covered-table-cell table:number-columns-repeated="2" table:style-name="ce40"/>
          <table:table-cell office:value-type="date" office:date-value="2019-05-18" calcext:value-type="date">
            <text:p>2019-05-18</text:p>
          </table:table-cell>
          <table:table-cell table:formula="of:=TEXT(WEEKDAY([.M20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8" calcext:value-type="date">
            <text:p>2019-06-18</text:p>
          </table:table-cell>
          <table:table-cell table:formula="of:=TEXT(WEEKDAY([.Q20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9" calcext:value-type="date">
            <text:p>2019-02-19</text:p>
          </table:table-cell>
          <table:table-cell table:formula="of:=TEXT(WEEKDAY([.A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9" calcext:value-type="date">
            <text:p>2019-03-19</text:p>
          </table:table-cell>
          <table:table-cell table:formula="of:=TEXT(WEEKDAY([.E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9" calcext:value-type="date">
            <text:p>2019-04-19</text:p>
          </table:table-cell>
          <table:table-cell table:formula="of:=TEXT(WEEKDAY([.I21];1); &quot;ddd&quot;)" office:value-type="string" office:string-value="Fri" calcext:value-type="string">
            <text:p>Fri</text:p>
          </table:table-cell>
          <table:covered-table-cell table:number-columns-repeated="2" table:style-name="ce40"/>
          <table:table-cell office:value-type="date" office:date-value="2019-05-19" calcext:value-type="date">
            <text:p>2019-05-19</text:p>
          </table:table-cell>
          <table:table-cell table:formula="of:=TEXT(WEEKDAY([.M21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9" calcext:value-type="date">
            <text:p>2019-06-19</text:p>
          </table:table-cell>
          <table:table-cell table:formula="of:=TEXT(WEEKDAY([.Q21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0" calcext:value-type="date">
            <text:p>2019-02-20</text:p>
          </table:table-cell>
          <table:table-cell table:formula="of:=TEXT(WEEKDAY([.A2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0" calcext:value-type="date">
            <text:p>2019-03-20</text:p>
          </table:table-cell>
          <table:table-cell table:formula="of:=TEXT(WEEKDAY([.E22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0" calcext:value-type="date">
            <text:p>2019-04-20</text:p>
          </table:table-cell>
          <table:table-cell table:formula="of:=TEXT(WEEKDAY([.I22];1); &quot;ddd&quot;)" office:value-type="string" office:string-value="Sat" calcext:value-type="string">
            <text:p>Sat</text:p>
          </table:table-cell>
          <table:covered-table-cell table:number-columns-repeated="2" table:style-name="ce40"/>
          <table:table-cell office:value-type="date" office:date-value="2019-05-20" calcext:value-type="date">
            <text:p>2019-05-20</text:p>
          </table:table-cell>
          <table:table-cell table:formula="of:=TEXT(WEEKDAY([.M22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0" calcext:value-type="date">
            <text:p>2019-06-20</text:p>
          </table:table-cell>
          <table:table-cell table:formula="of:=TEXT(WEEKDAY([.Q22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Egzaminas (90 min)</text:p>
          </table:table-cell>
        </table:table-row>
        <table:table-row table:style-name="ro2">
          <table:table-cell office:value-type="date" office:date-value="2019-02-21" calcext:value-type="date">
            <text:p>2019-02-21</text:p>
          </table:table-cell>
          <table:table-cell table:formula="of:=TEXT(WEEKDAY([.A23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Įvadas</text:p>
          </table:table-cell>
          <table:table-cell office:value-type="date" office:date-value="2019-03-21" calcext:value-type="date">
            <text:p>2019-03-21</text:p>
          </table:table-cell>
          <table:table-cell table:formula="of:=TEXT(WEEKDAY([.E23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4-21" calcext:value-type="date">
            <text:p>2019-04-21</text:p>
          </table:table-cell>
          <table:table-cell table:formula="of:=TEXT(WEEKDAY([.I23];1); &quot;ddd&quot;)" office:value-type="string" office:string-value="Sun" calcext:value-type="string">
            <text:p>Sun</text:p>
          </table:table-cell>
          <table:covered-table-cell table:number-columns-repeated="2" table:style-name="ce40"/>
          <table:table-cell office:value-type="date" office:date-value="2019-05-21" calcext:value-type="date">
            <text:p>2019-05-21</text:p>
          </table:table-cell>
          <table:table-cell table:formula="of:=TEXT(WEEKDAY([.M23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1" calcext:value-type="date">
            <text:p>2019-06-21</text:p>
          </table:table-cell>
          <table:table-cell table:formula="of:=TEXT(WEEKDAY([.Q23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22" calcext:value-type="date">
            <text:p>2019-02-22</text:p>
          </table:table-cell>
          <table:table-cell table:formula="of:=TEXT(WEEKDAY([.A24];1); &quot;ddd&quot;)" office:value-type="string" office:string-value="Fri" calcext:value-type="string">
            <text:p>Fri</text:p>
          </table:table-cell>
          <table:table-cell table:style-name="Default" table:number-columns-repeated="2"/>
          <table:table-cell office:value-type="date" office:date-value="2019-03-22" calcext:value-type="date">
            <text:p>2019-03-22</text:p>
          </table:table-cell>
          <table:table-cell table:formula="of:=TEXT(WEEKDAY([.E2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2" calcext:value-type="date">
            <text:p>2019-04-22</text:p>
          </table:table-cell>
          <table:table-cell table:formula="of:=TEXT(WEEKDAY([.I24];1); &quot;ddd&quot;)" office:value-type="string" office:string-value="Mon" calcext:value-type="string">
            <text:p>Mon</text:p>
          </table:table-cell>
          <table:covered-table-cell table:number-columns-repeated="2" table:style-name="ce40"/>
          <table:table-cell office:value-type="date" office:date-value="2019-05-22" calcext:value-type="date">
            <text:p>2019-05-22</text:p>
          </table:table-cell>
          <table:table-cell table:formula="of:=TEXT(WEEKDAY([.M24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2" calcext:value-type="date">
            <text:p>2019-06-22</text:p>
          </table:table-cell>
          <table:table-cell table:formula="of:=TEXT(WEEKDAY([.Q24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23" calcext:value-type="date">
            <text:p>2019-02-23</text:p>
          </table:table-cell>
          <table:table-cell table:formula="of:=TEXT(WEEKDAY([.A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23" calcext:value-type="date">
            <text:p>2019-03-23</text:p>
          </table:table-cell>
          <table:table-cell table:formula="of:=TEXT(WEEKDAY([.E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23" calcext:value-type="date">
            <text:p>2019-04-23</text:p>
          </table:table-cell>
          <table:table-cell table:formula="of:=TEXT(WEEKDAY([.I25];1); &quot;ddd&quot;)" office:value-type="string" office:string-value="Tue" calcext:value-type="string">
            <text:p>Tue</text:p>
          </table:table-cell>
          <table:table-cell table:style-name="ce4" table:number-columns-repeated="2"/>
          <table:table-cell office:value-type="date" office:date-value="2019-05-23" calcext:value-type="date">
            <text:p>2019-05-23</text:p>
          </table:table-cell>
          <table:table-cell table:formula="of:=TEXT(WEEKDAY([.M25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Atkartojami tyrimai (Latex, Rmarkdown)</text:p>
          </table:table-cell>
          <table:table-cell office:value-type="date" office:date-value="2019-06-23" calcext:value-type="date">
            <text:p>2019-06-23</text:p>
          </table:table-cell>
          <table:table-cell table:formula="of:=TEXT(WEEKDAY([.Q25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4" calcext:value-type="date">
            <text:p>2019-02-24</text:p>
          </table:table-cell>
          <table:table-cell table:style-name="ce22" table:formula="of:=TEXT(WEEKDAY([.A26];1); &quot;ddd&quot;)" office:value-type="string" office:string-value="Sun" calcext:value-type="string">
            <text:p>Sun</text:p>
          </table:table-cell>
          <table:table-cell table:style-name="ce27" table:number-columns-repeated="2"/>
          <table:table-cell office:value-type="date" office:date-value="2019-03-24" calcext:value-type="date">
            <text:p>2019-03-24</text:p>
          </table:table-cell>
          <table:table-cell table:formula="of:=TEXT(WEEKDAY([.E2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24" calcext:value-type="date">
            <text:p>2019-04-24</text:p>
          </table:table-cell>
          <table:table-cell table:formula="of:=TEXT(WEEKDAY([.I26];1); &quot;ddd&quot;)" office:value-type="string" office:string-value="Wed" calcext:value-type="string">
            <text:p>Wed</text:p>
          </table:table-cell>
          <table:table-cell table:style-name="ce4" table:number-columns-repeated="2"/>
          <table:table-cell office:value-type="date" office:date-value="2019-05-24" calcext:value-type="date">
            <text:p>2019-05-24</text:p>
          </table:table-cell>
          <table:table-cell table:formula="of:=TEXT(WEEKDAY([.M26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24" calcext:value-type="date">
            <text:p>2019-06-24</text:p>
          </table:table-cell>
          <table:table-cell table:formula="of:=TEXT(WEEKDAY([.Q26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5" calcext:value-type="date">
            <text:p>2019-02-25</text:p>
          </table:table-cell>
          <table:table-cell table:style-name="ce22" table:formula="of:=TEXT(WEEKDAY([.A27];1); &quot;ddd&quot;)" office:value-type="string" office:string-value="Mon" calcext:value-type="string">
            <text:p>Mon</text:p>
          </table:table-cell>
          <table:table-cell table:style-name="ce27" table:number-columns-repeated="2"/>
          <table:table-cell office:value-type="date" office:date-value="2019-03-25" calcext:value-type="date">
            <text:p>2019-03-25</text:p>
          </table:table-cell>
          <table:table-cell table:formula="of:=TEXT(WEEKDAY([.E2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25" calcext:value-type="date">
            <text:p>2019-04-25</text:p>
          </table:table-cell>
          <table:table-cell table:formula="of:=TEXT(WEEKDAY([.I27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Statistinių duomenų šaltiniai, pagrindiniai ekonominiai rodikliai</text:p>
          </table:table-cell>
          <table:table-cell office:value-type="date" office:date-value="2019-05-25" calcext:value-type="date">
            <text:p>2019-05-25</text:p>
          </table:table-cell>
          <table:table-cell table:formula="of:=TEXT(WEEKDAY([.M27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25" calcext:value-type="date">
            <text:p>2019-06-25</text:p>
          </table:table-cell>
          <table:table-cell table:formula="of:=TEXT(WEEKDAY([.Q27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26" calcext:value-type="date">
            <text:p>2019-02-26</text:p>
          </table:table-cell>
          <table:table-cell table:formula="of:=TEXT(WEEKDAY([.A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26" calcext:value-type="date">
            <text:p>2019-03-26</text:p>
          </table:table-cell>
          <table:table-cell table:formula="of:=TEXT(WEEKDAY([.E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26" calcext:value-type="date">
            <text:p>2019-04-26</text:p>
          </table:table-cell>
          <table:table-cell table:formula="of:=TEXT(WEEKDAY([.I28];1); &quot;ddd&quot;)" office:value-type="string" office:string-value="Fri" calcext:value-type="string">
            <text:p>Fri</text:p>
          </table:table-cell>
          <table:table-cell table:style-name="ce4" table:number-columns-repeated="2"/>
          <table:table-cell office:value-type="date" office:date-value="2019-05-26" calcext:value-type="date">
            <text:p>2019-05-26</text:p>
          </table:table-cell>
          <table:table-cell table:formula="of:=TEXT(WEEKDAY([.M28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26" calcext:value-type="date">
            <text:p>2019-06-26</text:p>
          </table:table-cell>
          <table:table-cell table:formula="of:=TEXT(WEEKDAY([.Q28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7" calcext:value-type="date">
            <text:p>2019-02-27</text:p>
          </table:table-cell>
          <table:table-cell table:formula="of:=TEXT(WEEKDAY([.A2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7" calcext:value-type="date">
            <text:p>2019-03-27</text:p>
          </table:table-cell>
          <table:table-cell table:formula="of:=TEXT(WEEKDAY([.E29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7" calcext:value-type="date">
            <text:p>2019-04-27</text:p>
          </table:table-cell>
          <table:table-cell table:formula="of:=TEXT(WEEKDAY([.I29];1); &quot;ddd&quot;)" office:value-type="string" office:string-value="Sat" calcext:value-type="string">
            <text:p>Sat</text:p>
          </table:table-cell>
          <table:table-cell table:style-name="ce4" table:number-columns-repeated="2"/>
          <table:table-cell office:value-type="date" office:date-value="2019-05-27" calcext:value-type="date">
            <text:p>2019-05-27</text:p>
          </table:table-cell>
          <table:table-cell table:formula="of:=TEXT(WEEKDAY([.M29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7" calcext:value-type="date">
            <text:p>2019-06-27</text:p>
          </table:table-cell>
          <table:table-cell table:formula="of:=TEXT(WEEKDAY([.Q29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28" calcext:value-type="date">
            <text:p>2019-02-28</text:p>
          </table:table-cell>
          <table:table-cell table:formula="of:=TEXT(WEEKDAY([.A30];1); &quot;ddd&quot;)" office:value-type="string" office:string-value="Thu" calcext:value-type="string">
            <text:p>Thu</text:p>
          </table:table-cell>
          <table:table-cell table:style-name="ce30" office:value-type="string" calcext:value-type="string">
            <text:p><text:s/>I + II Grupės</text:p>
          </table:table-cell>
          <table:table-cell table:style-name="ce14" office:value-type="string" calcext:value-type="string">
            <text:p>R programavimo pagrindai, Seminar 1</text:p>
          </table:table-cell>
          <table:table-cell office:value-type="date" office:date-value="2019-03-28" calcext:value-type="date">
            <text:p>2019-03-28</text:p>
          </table:table-cell>
          <table:table-cell table:formula="of:=TEXT(WEEKDAY([.E30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Seminaras <text:s/>testas</text:p>
          </table:table-cell>
          <table:table-cell office:value-type="date" office:date-value="2019-04-28" calcext:value-type="date">
            <text:p>2019-04-28</text:p>
          </table:table-cell>
          <table:table-cell table:formula="of:=TEXT(WEEKDAY([.I30];1); &quot;ddd&quot;)" office:value-type="string" office:string-value="Sun" calcext:value-type="string">
            <text:p>Sun</text:p>
          </table:table-cell>
          <table:table-cell table:style-name="ce4" table:number-columns-repeated="2"/>
          <table:table-cell office:value-type="date" office:date-value="2019-05-28" calcext:value-type="date">
            <text:p>2019-05-28</text:p>
          </table:table-cell>
          <table:table-cell table:formula="of:=TEXT(WEEKDAY([.M30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8" calcext:value-type="date">
            <text:p>2019-06-28</text:p>
          </table:table-cell>
          <table:table-cell table:formula="of:=TEXT(WEEKDAY([.Q30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29" calcext:value-type="date">
            <text:p>2019-03-29</text:p>
          </table:table-cell>
          <table:table-cell table:formula="of:=TEXT(WEEKDAY([.E3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9" calcext:value-type="date">
            <text:p>2019-04-29</text:p>
          </table:table-cell>
          <table:table-cell table:formula="of:=TEXT(WEEKDAY([.I31];1); &quot;ddd&quot;)" office:value-type="string" office:string-value="Mon" calcext:value-type="string">
            <text:p>Mon</text:p>
          </table:table-cell>
          <table:table-cell table:style-name="ce4" table:number-columns-repeated="2"/>
          <table:table-cell office:value-type="date" office:date-value="2019-05-29" calcext:value-type="date">
            <text:p>2019-05-29</text:p>
          </table:table-cell>
          <table:table-cell table:formula="of:=TEXT(WEEKDAY([.M31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9" calcext:value-type="date">
            <text:p>2019-06-29</text:p>
          </table:table-cell>
          <table:table-cell table:formula="of:=TEXT(WEEKDAY([.Q31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0" calcext:value-type="date">
            <text:p>2019-03-30</text:p>
          </table:table-cell>
          <table:table-cell table:formula="of:=TEXT(WEEKDAY([.E3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30" calcext:value-type="date">
            <text:p>2019-04-30</text:p>
          </table:table-cell>
          <table:table-cell table:formula="of:=TEXT(WEEKDAY([.I32];1); &quot;ddd&quot;)" office:value-type="string" office:string-value="Tue" calcext:value-type="string">
            <text:p>Tue</text:p>
          </table:table-cell>
          <table:table-cell table:style-name="ce4" table:number-columns-repeated="2"/>
          <table:table-cell office:value-type="date" office:date-value="2019-05-30" calcext:value-type="date">
            <text:p>2019-05-30</text:p>
          </table:table-cell>
          <table:table-cell table:formula="of:=TEXT(WEEKDAY([.M32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Atkartojami tyrimai (Latex, Rmarkdown)</text:p>
          </table:table-cell>
          <table:table-cell office:value-type="date" office:date-value="2019-06-30" calcext:value-type="date">
            <text:p>2019-06-30</text:p>
          </table:table-cell>
          <table:table-cell table:formula="of:=TEXT(WEEKDAY([.Q32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1" calcext:value-type="date">
            <text:p>2019-03-31</text:p>
          </table:table-cell>
          <table:table-cell table:formula="of:=TEXT(WEEKDAY([.E33];1); &quot;ddd&quot;)" office:value-type="string" office:string-value="Sun" calcext:value-type="string">
            <text:p>Sun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date" office:date-value="2019-05-31" calcext:value-type="date">
            <text:p>2019-05-31</text:p>
          </table:table-cell>
          <table:table-cell table:formula="of:=TEXT(WEEKDAY([.M33];1); &quot;ddd&quot;)" office:value-type="string" office:string-value="Fri" calcext:value-type="string">
            <text:p>Fri</text:p>
          </table:table-cell>
          <table:table-cell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style-name="ce12" table:number-columns-repeated="2"/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10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office:value-type="string" calcext:value-type="string">
            <text:p>Akad. Val</text:p>
          </table:table-cell>
          <table:table-cell office:value-type="string" calcext:value-type="string">
            <text:p>Tema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Įvad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Git, Github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Statistinių duomenų šaltiniai, pagrindiniai ekonominiai rodikliai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10"/>
          <table:table-cell table:number-columns-repeated="2"/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table:formula="of:=SUM([.C38:.C53])" office:value-type="float" office:value="48" calcext:value-type="float">
            <text:p>48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02:58:12.467086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0:35.122307168</meta:creation-date>
    <dc:date>2019-04-04T03:03:51.070551237</dc:date>
    <meta:editing-duration>PT32M6S</meta:editing-duration>
    <meta:editing-cycles>7</meta:editing-cycles>
    <meta:generator>LibreOffice/6.2.2.2$Linux_X86_64 LibreOffice_project/20$Build-2</meta:generator>
    <meta:document-statistic meta:table-count="1" meta:cell-count="390" meta:object-count="0"/>
  </office:meta>
</office:document-meta>
</file>